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OpenSymbol" svg:font-family="OpenSymbol"/>
    <style:font-face style:name="arial" svg:font-family="arial, sans-serif"/>
    <style:font-face style:name="Times New Roman1" svg:font-family="'Times New Roman'" style:font-family-generic="roman"/>
    <style:font-face style:name="Arial3"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size="12pt" style:font-size-asian="12pt" style:font-name-complex="Arial" style:font-size-complex="12pt"/>
    </style:style>
    <style:style style:name="P3" style:family="paragraph" style:parent-style-name="Standard">
      <style:paragraph-properties fo:text-align="start" style:justify-single-word="false"/>
      <style:text-properties style:font-name="Times New Roman" fo:font-size="12pt" style:font-size-asian="12pt" style:font-size-complex="12pt"/>
    </style:style>
    <style:style style:name="P4" style:family="paragraph" style:parent-style-name="Standard">
      <style:text-properties style:font-name="Times New Roman"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5" style:family="paragraph" style:parent-style-name="Standard">
      <style:paragraph-properties fo:text-align="center"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list-style-name="L1">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9" style:family="paragraph" style:parent-style-name="Standard">
      <style:text-properties style:font-name="Times New Roman" fo:font-size="12pt" style:text-underline-style="none" fo:font-weight="bold" style:font-size-asian="12pt" style:font-weight-asian="bold" style:font-name-complex="Arial" style:font-size-complex="12pt" style:font-weight-complex="bold"/>
    </style:style>
    <style:style style:name="P10" style:family="paragraph" style:parent-style-name="Standard">
      <style:text-properties style:font-name="Times New Roman" fo:font-size="12pt" style:text-underline-style="none" fo:font-weight="normal" style:font-size-asian="12pt" style:font-weight-asian="normal" style:font-name-complex="Arial" style:font-size-complex="12pt" style:font-weight-complex="normal"/>
    </style:style>
    <style:style style:name="P11"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style:font-name="Times New Roman" fo:font-size="14pt" fo:font-style="italic" style:text-underline-style="solid" style:text-underline-width="auto" style:text-underline-color="font-color" fo:font-weight="bold" style:font-size-asian="14pt" style:font-style-asian="italic" style:font-weight-asian="bold" style:font-name-complex="Arial" style:font-size-complex="14pt" style:font-style-complex="italic" style:font-weight-complex="bold"/>
    </style:style>
    <style:style style:name="P14" style:family="paragraph" style:parent-style-name="Standard">
      <style:paragraph-properties fo:line-height="150%" fo:text-align="start" style:justify-single-word="false"/>
      <style:text-properties style:font-name="Times New Roman" fo:font-size="14pt" fo:font-style="normal" style:text-underline-style="solid" style:text-underline-width="auto" style:text-underline-color="font-color" fo:font-weight="normal" style:font-size-asian="14pt" style:font-style-asian="normal" style:font-weight-asian="normal" style:font-name-complex="Arial" style:font-size-complex="14pt" style:font-style-complex="normal" style:font-weight-complex="normal"/>
    </style:style>
    <style:style style:name="P15" style:family="paragraph" style:parent-style-name="Standard">
      <style:text-properties style:font-name="Times New Roman" fo:font-size="13pt" style:font-size-asian="13pt" style:font-name-complex="Arial" style:font-size-complex="13pt"/>
    </style:style>
    <style:style style:name="P16" style:family="paragraph" style:parent-style-name="Standard">
      <style:paragraph-properties fo:line-height="150%" fo:text-align="start" style:justify-single-word="false"/>
      <style:text-properties style:font-name="Times New Roman" fo:font-size="18pt" style:text-underline-style="none" fo:font-weight="normal" style:font-size-asian="18pt" style:font-weight-asian="normal" style:font-size-complex="18pt" style:font-weight-complex="normal"/>
    </style:style>
    <style:style style:name="P17"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bold" style:font-size-asian="18pt" style:font-weight-asian="bold" style:font-size-complex="18pt" style:font-weight-complex="bold"/>
    </style:style>
    <style:style style:name="P18" style:family="paragraph" style:parent-style-name="Standard">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19"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20" style:family="paragraph" style:parent-style-name="Standard">
      <style:paragraph-properties fo:text-align="start" style:justify-single-word="false"/>
      <style:text-properties style:font-name="Times New Roman"/>
    </style:style>
    <style:style style:name="P21" style:family="paragraph" style:parent-style-name="Standard" style:list-style-name="">
      <style:paragraph-properties fo:margin-top="0cm" fo:margin-bottom="0.282cm" fo:line-height="150%" fo:text-align="start" style:justify-single-word="false" style:text-autospace="none"/>
      <style:text-properties style:font-name="Times New Roman"/>
    </style:style>
    <style:style style:name="P22" style:family="paragraph" style:parent-style-name="Standard" style:list-style-name="">
      <style:paragraph-properties fo:margin-top="0cm" fo:margin-bottom="0.282cm" fo:line-height="150%" fo:text-align="justify" style:justify-single-word="false" style:text-autospace="none"/>
      <style:text-properties style:font-name="Times New Roman"/>
    </style:style>
    <style:style style:name="P23" style:family="paragraph" style:parent-style-name="Header">
      <style:paragraph-properties fo:text-align="start" style:justify-single-word="false"/>
    </style:style>
    <style:style style:name="T1" style:family="text">
      <style:text-properties fo:font-variant="normal" fo:text-transform="none" fo:color="#444444" style:font-name="Arial1" fo:font-size="10.5pt" fo:letter-spacing="normal" fo:font-style="normal" fo:font-weight="normal"/>
    </style:style>
    <style:style style:name="T2" style:family="text">
      <style:text-properties fo:font-style="normal" style:font-style-asian="normal" style:font-style-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italic" style:font-style-asian="italic" style:font-style-complex="italic"/>
    </style:style>
    <style:style style:name="T5" style:family="text">
      <style:text-properties fo:color="#00000a" style:font-name="Times New Roman1" fo:language="no" fo:country="NO" style:font-name-asian="Times New Roman1" style:font-name-complex="Times New Roman1"/>
    </style:style>
    <style:style style:name="T6" style:family="text">
      <style:text-properties fo:color="#00000a" style:font-name="Times New Roman1" fo:language="no" fo:country="NO"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7" style:family="text">
      <style:text-properties fo:color="#00000a" style:font-name="Times New Roman1" fo:language="no" fo:country="NO" fo:font-style="italic" style:text-underline-style="none" fo:font-weight="normal" style:font-name-asian="Times New Roman1" style:font-style-asian="italic" style:font-weight-asian="normal" style:font-name-complex="Times New Roman1" style:font-style-complex="italic" style:font-weight-complex="normal"/>
    </style:style>
    <style:style style:name="T8" style:family="text">
      <style:text-properties fo:color="#00000a" style:font-name="Times New Roman1" fo:font-size="12pt" fo:language="no" fo:country="NO"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9" style:family="text">
      <style:text-properties fo:color="#00000a" style:font-name="Times New Roman1" fo:font-size="12pt" fo:language="no" fo:country="NO" fo:font-style="normal" style:font-name-asian="Times New Roman1" style:font-size-asian="12pt" style:font-style-asian="normal" style:font-name-complex="Times New Roman1" style:font-size-complex="12pt" style:font-style-complex="normal"/>
    </style:style>
    <style:style style:name="T10" style:family="text">
      <style:text-properties fo:color="#00000a" style:font-name="Times New Roman1" fo:font-size="12pt" fo:language="no" fo:country="NO" fo:font-style="italic" style:font-name-asian="Times New Roman1" style:font-size-asian="12pt" style:font-style-asian="italic" style:font-name-complex="Times New Roman1" style:font-size-complex="12pt" style:font-style-complex="italic"/>
    </style:style>
    <style:style style:name="T11" style:family="text">
      <style:text-properties fo:color="#00000a" style:font-name="Times New Roman1" fo:font-size="12pt" fo:language="no" fo:country="NO" fo:font-style="italic" style:text-underline-style="none"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12" style:family="text">
      <style:text-properties fo:color="#00000a" fo:language="no" fo:country="NO" style:font-name-asian="Times New Roman1" style:font-name-complex="Times New Roman1"/>
    </style:style>
    <style:style style:name="T13" style:family="text">
      <style:text-properties fo:color="#00000a" fo:font-size="12pt" fo:language="no" fo:country="NO"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4" style:family="text">
      <style:text-properties fo:color="#00000a" fo:font-size="12pt" fo:language="no" fo:country="NO" fo:font-style="normal" style:font-name-asian="Times New Roman1" style:font-size-asian="12pt" style:font-style-asian="normal" style:font-name-complex="Times New Roman1" style:font-size-complex="12pt" style:font-style-complex="normal"/>
    </style:style>
    <style:style style:name="T15" style:family="text">
      <style:text-properties fo:color="#00000a" fo:font-size="12pt" fo:language="no" fo:country="NO" fo:font-style="italic" style:text-underline-style="none"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16" style:family="text">
      <style:text-properties fo:color="#00000a" fo:font-size="12pt" fo:language="no" fo:country="NO" fo:font-style="italic" style:font-name-asian="Times New Roman1" style:font-size-asian="12pt" style:font-style-asian="italic" style:font-name-complex="Times New Roman1" style:font-size-complex="12pt" style:font-style-complex="italic"/>
    </style:style>
    <style:style style:name="T17" style:family="text">
      <style:text-properties fo:color="#00000a" style:text-position="0% 100%" fo:font-size="12pt" fo:language="no" fo:country="NO" fo:font-style="normal" style:font-name-asian="Times New Roman1" style:font-size-asian="12pt" style:font-style-asian="normal" style:font-name-complex="Times New Roman1" style:font-size-complex="12pt" style:font-style-complex="normal"/>
    </style:style>
    <style:style style:name="T18" style:family="text">
      <style:text-properties fo:color="#00000a" style:text-position="0% 100%" fo:font-size="12pt" fo:language="no" fo:country="NO" fo:font-style="italic" style:font-name-asian="Times New Roman1" style:font-size-asian="12pt" style:font-style-asian="italic" style:font-name-complex="Times New Roman1" style:font-size-complex="12pt" style:font-style-complex="italic"/>
    </style:style>
    <style:style style:name="T19"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0" style:family="text">
      <style:text-properties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21"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22" style:family="text">
      <style:text-properties fo:font-size="12pt" fo:font-style="normal" style:text-underline-style="none" fo:font-weight="bold" style:font-size-asian="12pt" style:font-style-asian="normal" style:font-weight-asian="bold" style:font-name-complex="Arial" style:font-size-complex="12pt" style:font-style-complex="normal" style:font-weight-complex="bold"/>
    </style:style>
    <style:style style:name="T23" style:family="text">
      <style:text-properties fo:font-size="12pt" fo:font-style="normal"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T2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5" style:family="text">
      <style:text-properties fo:font-size="12pt" fo:font-style="italic" style:text-underline-style="none" fo:font-weight="normal" style:font-size-asian="12pt" style:font-style-asian="italic" style:font-weight-asian="normal" style:font-name-complex="Arial" style:font-size-complex="12pt" style:font-style-complex="italic" style:font-weight-complex="normal"/>
    </style:style>
    <style:style style:name="T26" style:family="text">
      <style:text-properties fo:font-size="12pt" fo:font-style="italic" style:text-underline-style="none" fo:font-weight="bold" style:font-size-asian="12pt" style:font-style-asian="italic" style:font-weight-asian="bold" style:font-name-complex="Arial" style:font-size-complex="12pt" style:font-style-complex="italic" style:font-weight-complex="bold"/>
    </style:style>
    <style:style style:name="T27" style:family="text">
      <style:text-properties fo:font-size="12pt" style:text-underline-style="solid" style:text-underline-width="auto" style:text-underline-color="font-color" style:font-size-asian="12pt" style:font-name-complex="Arial" style:font-size-complex="12pt"/>
    </style:style>
    <style:style style:name="T28" style:family="text">
      <style:text-properties fo:font-size="12pt" style:text-underline-style="none" style:font-size-asian="12pt" style:font-name-complex="Arial" style:font-size-complex="12pt"/>
    </style:style>
    <style:style style:name="T29" style:family="text">
      <style:text-properties fo:font-size="12pt" style:text-underline-style="none" fo:font-weight="normal" style:font-size-asian="12pt" style:font-weight-asian="normal" style:font-name-complex="Arial" style:font-size-complex="12pt" style:font-weight-complex="normal"/>
    </style:style>
    <style:style style:name="T30" style:family="text">
      <style:text-properties fo:font-size="12pt" style:text-underline-style="none" fo:font-weight="bold" style:font-size-asian="12pt" style:font-weight-asian="bold" style:font-name-complex="Arial" style:font-size-complex="12pt" style:font-weight-complex="bold"/>
    </style:style>
    <style:style style:name="T31" style:family="text">
      <style:text-properties fo:font-weight="bold" style:font-weight-asian="bold" style:font-weight-complex="bold"/>
    </style:style>
    <style:style style:name="T32" style:family="text">
      <style:text-properties style:text-position="0% 100%" style:font-name="Arial" fo:font-size="12pt" fo:font-style="normal" style:font-size-asian="12pt" style:font-style-asian="normal" style:font-name-complex="Arial" style:font-size-complex="12pt" style:font-style-complex="normal"/>
    </style:style>
    <style:style style:name="T33" style:family="text">
      <style:text-properties style:text-position="0% 100%" style:font-name="Arial" fo:font-size="12pt" fo:language="no" fo:country="NO" fo:font-style="normal" style:font-name-asian="Times New Roman1" style:font-size-asian="12pt" style:font-style-asian="normal" style:font-name-complex="Arial" style:font-size-complex="12pt" style:font-style-complex="normal"/>
    </style:style>
    <style:style style:name="T34" style:family="text">
      <style:text-properties style:text-position="0% 100%" style:font-name="Arial" fo:font-size="12pt" fo:font-style="italic" style:font-size-asian="12pt" style:font-style-asian="italic" style:font-name-complex="Arial" style:font-size-complex="12pt" style:font-style-complex="italic"/>
    </style:style>
    <style:style style:name="T35" style:family="text">
      <style:text-properties style:text-position="0% 100%" fo:font-size="12pt" fo:font-style="normal" style:font-size-asian="12pt" style:font-style-asian="normal" style:font-name-complex="Arial" style:font-size-complex="12pt" style:font-style-complex="normal"/>
    </style:style>
    <style:style style:name="T36" style:family="text">
      <style:text-properties style:text-position="0% 100%" fo:font-size="12pt" fo:font-style="normal" fo:font-weight="bold" style:font-size-asian="12pt" style:font-style-asian="normal" style:font-weight-asian="bold" style:font-name-complex="Arial" style:font-size-complex="12pt" style:font-style-complex="normal" style:font-weight-complex="bold"/>
    </style:style>
    <style:style style:name="T37" style:family="text">
      <style:text-properties style:text-position="0% 100%" fo:font-size="12pt" fo:font-style="italic" style:font-size-asian="12pt" style:font-style-asian="italic" style:font-name-complex="Arial" style:font-size-complex="12pt" style:font-style-complex="italic"/>
    </style:style>
    <style:style style:name="T38" style:family="text">
      <style:text-properties style:text-position="0% 100%" fo:font-size="12pt" fo:font-style="italic" fo:font-weight="bold" style:font-size-asian="12pt" style:font-style-asian="italic" style:font-weight-asian="bold" style:font-name-complex="Arial" style:font-size-complex="12pt" style:font-style-complex="italic" style:font-weight-complex="bold"/>
    </style:style>
    <style:style style:name="T39" style:family="text">
      <style:text-properties style:text-position="0% 100%" fo:font-size="12pt" fo:language="no" fo:country="NO" fo:font-style="normal" style:font-name-asian="Times New Roman1" style:font-size-asian="12pt" style:font-style-asian="normal" style:font-name-complex="Arial" style:font-size-complex="12pt" style:font-style-complex="normal"/>
    </style:style>
    <style:style style:name="T40" style:family="text">
      <style:text-properties style:text-position="0% 100%" fo:font-size="12pt" fo:language="no" fo:country="NO" fo:font-style="italic" style:font-name-asian="Times New Roman1" style:font-size-asian="12pt" style:font-style-asian="italic" style:font-name-complex="Arial" style:font-size-complex="12pt" style:font-style-complex="italic"/>
    </style:style>
    <style:style style:name="T41" style:family="text">
      <style:text-properties style:font-name="Arial" fo:font-size="12pt" style:text-underline-style="solid" style:text-underline-width="auto" style:text-underline-color="font-color" style:font-size-asian="12pt" style:font-name-complex="Arial" style:font-size-complex="12pt"/>
    </style:style>
    <style:style style:name="T42" style:family="text">
      <style:text-properties style:font-name="Arial" fo:font-size="12pt" style:text-underline-style="none" style:font-size-asian="12pt" style:font-name-complex="Arial" style:font-size-complex="12pt"/>
    </style:style>
    <style:style style:name="T43" style:family="text">
      <style:text-properties style:font-name="Arial" fo:font-size="12pt" style:text-underline-style="none" fo:font-weight="normal" style:font-size-asian="12pt" style:font-weight-asian="normal" style:font-name-complex="Arial" style:font-size-complex="12pt" style:font-weight-complex="normal"/>
    </style:style>
    <style:style style:name="T44" style:family="text">
      <style:text-properties style:font-name="Arial" fo:font-size="12pt" style:text-underline-style="none" fo:font-weight="bold" style:font-size-asian="12pt" style:font-weight-asian="bold" style:font-name-complex="Arial" style:font-size-complex="12pt" style:font-weight-complex="bold"/>
    </style:style>
    <style:style style:name="T45" style:family="text">
      <style:text-properties style:font-name="Arial" fo:font-size="12pt" fo:font-style="normal"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T46" style:family="text">
      <style:text-properties style:font-name="Arial"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47" style:family="text">
      <style:text-properties style:font-name="Arial" fo:font-size="12pt" fo:font-style="normal" style:text-underline-style="none" fo:font-weight="bold" style:font-size-asian="12pt" style:font-style-asian="normal" style:font-weight-asian="bold" style:font-name-complex="Arial" style:font-size-complex="12pt" style:font-style-complex="normal" style:font-weight-complex="bold"/>
    </style:style>
    <style:style style:name="T48" style:family="text">
      <style:text-properties style:font-name="Arial" fo:font-size="12pt" fo:font-style="italic" style:text-underline-style="none" fo:font-weight="bold" style:font-size-asian="12pt" style:font-style-asian="italic" style:font-weight-asian="bold" style:font-name-complex="Arial" style:font-size-complex="12pt" style:font-style-complex="italic" style:font-weight-complex="bold"/>
    </style:style>
    <style:style style:name="T49" style:family="text">
      <style:text-properties style:font-name="Arial" fo:font-size="12pt" fo:font-style="italic" style:text-underline-style="none" fo:font-weight="normal" style:font-size-asian="12pt" style:font-style-asian="italic" style:font-weight-asian="normal" style:font-name-complex="Arial" style:font-size-complex="12pt"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Oppgavetekst og merknad</text:p>
      <text:p text:style-name="P13"/>
      <text:p text:style-name="P2">6. </text:p>
      <text:p text:style-name="P2">Gi et analytisk sammendrag av Aristoteles’ “funksjonsargument.”(Aristoteles 2 2015: 70-72)</text:p>
      <text:p text:style-name="P2"/>
      <text:p text:style-name="P1"><text:span text:style-name="T27">Ordtelling</text:span><text:span text:style-name="T28"> er tatt f.o.m. overskriften under, og til men ikke med bibliografien, og er i følge mitt skriveprogram(LibreOffice) </text:span><text:span text:style-name="T23">595</text:span><text:span text:style-name="T26"> </text:span><text:span text:style-name="T20">ord.</text:span></text:p>
      <text:p text:style-name="P4"/>
      <text:p text:style-name="P13">Analytisk Sammendrag</text:p>
      <text:p text:style-name="P13"/>
      <text:p text:style-name="P9"/>
      <text:p text:style-name="P1"><text:span text:style-name="T29">Aristoteles begynner sitt søk om den endelige goden med å påpeke at for mange roller, og for forskjellige mennesker, later det til å være forskjellige mål som opptar dem. Enhver handling som tas i disse rollene er for å oppnå disse målene. Siden det er mål for disse handlingene, må det også være goder. <text:s/>Skulle det være flere slike mål, så må det finnes flere slike goder </text:span><text:span text:style-name="T30">[1097a1-24].</text:span><text:span text:style-name="T29"> Men Aristoteles mener at vi kan snevre inn disse målene: Han sier at om vi har ett mål vi prøver å oppnå uten at dette er et middel for å oppnå et annet mål, så vil dette være et </text:span><text:span text:style-name="T25">endelig mål</text:span><text:span text:style-name="T29">. Et endelig mål er derfor et mål vi streber ubetinget etter, for dens egen skyld </text:span><text:span text:style-name="T30">[1097a30-33].</text:span></text:p>
      <text:p text:style-name="P10"/>
      <text:p text:style-name="P1"><text:span text:style-name="T29">Men hvilket endelig mål er som står frem for alt? Aristoteles mener at selv når vi streber for å oppnå rikdom, ære, berømmelse eller dyd, så er det betinget av at disse vil bringe oss lykke. Derfor må </text:span><text:span text:style-name="T25">lykke</text:span><text:span text:style-name="T29"> være det fremste av disse endelige målene. Bare lykke prøver vi å oppnå for sin egen skyld </text:span><text:span text:style-name="T30">[1097b1-5].</text:span></text:p>
      <text:p text:style-name="P10"/>
      <text:p text:style-name="P1"><text:span text:style-name="T29">Aristoteles argumenterer så ut ifra fullstendighet. Den endelige gode må være fullstendig. Han prøver å undersøke om menneske er fullstendig som </text:span><text:span text:style-name="T25">zoon politikon:</text:span><text:span text:style-name="T20"> Om hva som gjør mennesket fullstendig er dets forhold med familie, medborgerne, etc. Men han mener så at dette kravet om fullstendighet da må utvides til disse personene også, noe som leder til regresjon </text:span><text:span text:style-name="T25">ad infinitum</text:span><text:span text:style-name="T20">. Det må derfor være én ting som alene kan gjøre livet er verdt å leve uten uten at noe mangler. Denne tingen virker igjen å være lykken </text:span><text:span text:style-name="T22">[1097b20-24]</text:span><text:span text:style-name="T20">.</text:span></text:p>
      <text:p text:style-name="P4"/>
      <text:p text:style-name="P1"><text:span text:style-name="T20">Gjennom disse undersøkelsene har Aristoteles funnet at lykken er den endelige goden vi mennesker må strebe etter. Men hvordan kan vi så oppnå denne lykken? Han bruker eksempelet om at en fløytespiller vil oppnå det gode – sitt mål – ved å spille bra; ved å uføre sin funksjon vil fløytespilleren oppnå sitt mål. Så for å oppnå lykke – vårt endelige mål – må vi utfylle vår funksjon som mennesker </text:span><text:span text:style-name="T22">[1097b25-30]</text:span><text:span text:style-name="T20">. Siden vi er bygd opp av deler som alle har sin funksjon, må også menneske som en helhet ha en funksjon </text:span><text:span text:style-name="T22">[1098a1-5]</text:span><text:span text:style-name="T20">. Aristoteles mener at slik en funksjon må være unikt for mennesker, og ikke noe vi deler med dyr og planter. Fra Aristoteles' filosofi er det som skiller oss fra disse at vi er </text:span><text:span text:style-name="T25">zoon logikon</text:span><text:span text:style-name="T20">, vi er dyr som har fornuft og handler i samsvar med denne fornuften. Så menneskets funksjon består i, som Aristoteles sier, </text:span><text:span text:style-name="T25">«sjelens virksomhet»</text:span><text:span text:style-name="T20"> i trå med fornuften </text:span><text:span text:style-name="T22">[1098a15-18]</text:span><text:span text:style-name="T20">. Men, argumenterer Aristoteles, én som har en funksjon og én som er dyktig i denne funksjonen har fortsatt samme funksjon. Det er ikke det å ha besittelse av fornuft som er menneskets funksjon – funksjonen må være en aktivitet. En som av natur er mer fornuftig vil ikke være mer lykkelig enn en som er mindre fornuftig. Begge har som funksjon å handle fornuftig i henhold til sin «særegne dyd»</text:span><text:span text:style-name="T25">.</text:span><text:span text:style-name="T20"> Det som er menneskets funksjon og mål er virke i henhold til sin fornuft, hvilket er så handle i henhold til sin beste og mest fullkommende dyd </text:span><text:span text:style-name="T22">[1098a19]</text:span><text:span text:style-name="T20">.</text:span></text:p>
      <text:p text:style-name="P4"/>
      <text:p text:style-name="P1"><text:span text:style-name="T20">Videre redegjør Aristoteles at man må leve hele livet sitt etter dette prinsippet, ikke bare en dag nå og da, for «én svale gjør ingen sommer»</text:span><text:span text:style-name="T25"> </text:span><text:span text:style-name="T22">[1098a20-21]</text:span><text:span text:style-name="T25">. </text:span><text:span text:style-name="T20">Aristoteles påpeker så at det som er beskrevet over bare er en skisse for veien til det gode. Man kan ikke kreve samme type nøyaktighet </text:span><text:soft-page-break/><text:span text:style-name="T20">for alle, og veien til lykke og det godt liv må tas på individuell basis, men etter retningslinje lagt ned over </text:span><text:span text:style-name="T22">[1098a25-1098b4]</text:span><text:span text:style-name="T20">.</text:span></text:p>
      <text:p text:style-name="P15"/>
      <text:p text:style-name="P14">Bibliografi:</text:p>
      <text:p text:style-name="P16"><text:span text:style-name="T35">Aristoteles, </text:span><text:span text:style-name="T37">Den nikomakiske etikk</text:span><text:span text:style-name="T35">, Kapittel 7, i <text:s/>IFIKK(red.) </text:span><text:span text:style-name="T37">Exphil 1: Filosofi- og vitenskapshistorie 7. utgave</text:span><text:span text:style-name="T35">, </text:span><text:span text:style-name="T39">UiO/Gyldendal Norsk Forlag, Oslo, 2015</text:span><text:span text:style-name="T35">, s. 70-72. </text:span></text:p>
      <text:p text:style-name="P17"/>
      <text:p text:style-name="P17"/>
      <text:p text:style-name="P17">Argumenterende tekst</text:p>
      <text:p text:style-name="P5"/>
      <text:p text:style-name="P6"/>
      <text:p text:style-name="P6"><text:span text:style-name="T4">I Å ta liv: Embryoet og fosteret</text:span>(Singer 2015a)<text:span text:style-name="T4"> </text:span>argumenterer Peter Singer for at det kan være moralsk akseptabelt å ta livet av foster og selv spedbarn.</text:p>
      <text:p text:style-name="P6"/>
      <text:p text:style-name="P11"><text:span text:style-name="T2">Singer bygger det meste av teksten sin rundt det såkalte ''konservative argumentet'' mot abort. Som en syllogisme går argumentet som følger:</text:span></text:p>
      <text:p text:style-name="P11"><text:span text:style-name="T2"/></text:p>
      <text:list xml:id="list4333723851675556649" text:style-name="L1">
        <text:list-item>
          <text:p text:style-name="P12"><text:span text:style-name="T2">P1: Det er galt å drepe et uskyldig menneske.</text:span></text:p>
        </text:list-item>
        <text:list-item>
          <text:p text:style-name="P12"><text:span text:style-name="T2">P2: Et menneskefoster er et uskyldig menneske. </text:span></text:p>
        </text:list-item>
        <text:list-item>
          <text:p text:style-name="P7">K: Det er derfor galt å drepe et menneskefoster.</text:p>
        </text:list-item>
      </text:list>
      <text:p text:style-name="P6"/>
      <text:p text:style-name="P6">De fleste liberale argumenter mot denne syllogismen angriper P2, og mener at et foster ikke kan regnes som et menneske. Singer mener at disse motargumentene ikke holder, siden de ikke klarer å sette et skarpt skille når fosteret blir et menneske. Singer velger heller å se på P1. Grunnen til at det å drepe en person er galt i følge utilitarismen, er at dette øker lidelsen i verden og personen har en preferanse om ikke å dø. Siden et foster ikke har selvbevisstheten til å ha denne preferanse, og en abort kan gjøres smertelfritt, mener Singer at man ikke kan argumentere at fosteret har samme rettigheten som en voksen person om ikke å bli drep.</text:p>
      <text:p text:style-name="P6"/>
      <text:p text:style-name="P6">Et motargument Singer presenterer er at fosteret har potensialet til å bli en rasjonalitet, autonomisk, selvbevisst person. Men Singer bruker en rekke analogier til å vise at noe som har potensialet til X ikke har de samme rettighetene til X. Dermed står konklusjon til Singer: Det kan være moralsk akseptabelt å drepe foster og spedbarn.</text:p>
      <text:p text:style-name="P6"/>
      <text:p text:style-name="P6">La oss nå se for oss en person, uten noen etterlatte, er sterkt rammet av demens, til slikt et nivå at det er lite tegn på selvbevissthet. Hva ville Singer sagt i dette tilfellet? <text:s/>Denne personen mangler selvbevisstheten til preferanse til liv (dette er satt på spissen, og er nok ikke tilfelle for demente generelt), så etter Singers argument, så kan det rettferdiggjøres å drepe personen. Den universale lykken vil også kunne økes om vi dreper denne personen, siden noen ufrivillig kanskje må pleie den demente. Dette kan lede oss ned den <text:span text:style-name="T4">Glatte Bakken</text:span><text:span text:style-name="T4"><text:note text:id="ftn0" text:note-class="footnote"><text:note-citation>1</text:note-citation><text:note-body><text:p text:style-name="Footnote">''Slippery Slope'' på engelsk</text:p></text:note-body></text:note></text:span><text:span text:style-name="T4">, </text:span>hvor drap på personer med nedsatt selvbevissthet kan rettferdiggjøres. </text:p>
      <text:p text:style-name="P6"/>
      <text:p text:style-name="P6">La oss nå se for oss at det finnes en kur mot demens. Etter 9 måneders behandling vil personen få tilbake selvbevisstheten. Dette gjør at personen før dette kun har potensialet til selvbevissthet. Per Singers argument vil drap av denne personen kunne rettferdiggjøres, siden dens potensial for <text:soft-page-break/>selvbevissthet ikke gir samme rettigheter som en selvbevist person. Man kan argumentere for at denne personen bare midlertidig mangler selvbevissthet, og derfor ikke kan drepes. Men dette er ikke en faktor Singers argument, som stiller spørsmålet om personen besitter selvbevissthet eller ikke. </text:p>
      <text:p text:style-name="P6"/>
      <text:p text:style-name="P20"><text:span text:style-name="T19">Argumentene om at potensialet til X ikke gir rettighetene til X kan også vanskeligstilles. Singer mener at fosteret ikke kan behandles anderledes enn et ikke-menneskelig dyr pga potensialet til å bli en person. Man kan argumentere foster nå har noe iboende som gjør at det vil kunne bli en person. Hva enn det er som gir de voksene selvbevissthet – en type «personegenskap» –, så har også fosteret det, bare i mindre grad. Dette er et aktivt potensial: Fosteret har ikke noe valg, det vil utvikle seg til en person. Jeg vil derfor holde at selvbevissthet ikke er dikotomisk, men et spektrum. Dette bringer oss over i Singers neste artikkel: </text:span><text:span text:style-name="T24">Alle dyr er likeverdige</text:span><text:span text:style-name="T19">(Singer 2015b)</text:span><text:span text:style-name="T21">. </text:span><text:span text:style-name="T19">Her</text:span><text:span text:style-name="T21"> </text:span><text:span text:style-name="T19">mener Singer at det ikke burde være på grunnlaget av noen ferdighet at verdien til noe bedømmes. Derfor kan vi ikke si at siden fosteret har en mindre grad av denne «personegenskapen», så må det være mindre verdt enn en voksen person. Så ved å bruke dette som et mål på verdi, så bryter Singer sitt eget likeverdprinsippet. Singers innvending med at det samme gjelder for prevensjon, blir gjennom skille mellom aktivt og passivt potensial svakere. Sperm og eggceller har ikke det samme potensialet til å bli en person som fosteret har, men bare et passivt potensial til å bli en person: Det må noe utenomlignede til for at dette skal skje. Derfor forsvinner Singers to hovedinnvendinger ved at: Fosteret har noe i seg som gjør det til noe mer enn dyrene, og prevensjon ødelegger ikke et potensial på samme måte som abort. </text:span></text:p>
      <text:p text:style-name="P6"/>
      <text:p text:style-name="P3"><text:span text:style-name="T3">Kan vi finne ekstern kritikk av de utilitaristiske argumentene? Fra deontologien kan vi argumentere at fosteret må brukes som et mål i seg, og har visse rettigheter. Men igjen kommer spørsmålet om fostret er en person, og derfor har disse rettighetene. Vi ser heller til dydsetikken og </text:span><text:span text:style-name="T12">Rosalind </text:span><text:span text:style-name="T3">Hursthouse(Hursthouse 2015). Hursthouse mener at spørsmålet om fosterets status – som en selvbevisst person – er et metafysisk spørsmål, som fører debatten vekk fra de virkelige omstendighetene rundt graviditeten. Den virkelige problemet kan derfor være alt for komplisert til at det kan reduseres til et ja/nei-spørsmål om fosterets status.<text:tab/></text:span></text:p>
      <text:p text:style-name="P3"><text:span text:style-name="T3"/></text:p>
      <text:p text:style-name="P14">Bibliografi:</text:p>
      <text:p text:style-name="P16"><text:span text:style-name="T17">Singer, Peter: </text:span><text:span text:style-name="T18">Å ta liv: Embryoet og fosteret</text:span><text:span text:style-name="T17">.</text:span><text:span text:style-name="T35"> Kapittel 7, i <text:s/>IFIKK(red.) </text:span><text:span text:style-name="T37">Exphil 1: Filosofi- og vitenskapshistorie </text:span><text:span text:style-name="T35">7. utgave, </text:span><text:span text:style-name="T39">UiO/Gyldendal Norsk Forlag, Oslo, 2015 (a).</text:span></text:p>
      <text:p text:style-name="P16"><text:span text:style-name="T39"/></text:p>
      <text:p text:style-name="P16"><text:span text:style-name="T17">Singer, Peter: </text:span><text:span text:style-name="T18">Alle dyr er likeverdige</text:span><text:span text:style-name="T17">.</text:span><text:span text:style-name="T39"> Kapittel 7, i <text:s/>IFIKK(red.) </text:span><text:span text:style-name="T40">Exphil 1: Filosofi- og vitenskapshistorie </text:span><text:span text:style-name="T39">7. utgave, UiO/Gyldendal Norsk Forlag, Oslo, 2015 (b).</text:span></text:p>
      <text:p text:style-name="P16"><text:span text:style-name="T17">Hursthouse, Rosalind,</text:span><text:span text:style-name="T18"> Dydsetikk og abort.</text:span><text:span text:style-name="T39"> Kapittel 7, i <text:s/>IFIKK(red.) </text:span><text:span text:style-name="T40">Exphil 1: Filosofi- og vitenskapshistorie </text:span><text:span text:style-name="T39">7. utgave, UiO/Gyldendal Norsk Forlag, Oslo, 2015 .</text:span></text:p>
      <text:p text:style-name="P3"><text:span text:style-name="T3"/></text:p>
      <text:p text:style-name="P3"><text:span text:style-name="T3"/></text:p>
      <text:p text:style-name="P3"><text:span text:style-name="T13"/></text:p>
      <text:p text:style-name="P6"/>
      <text:p text:style-name="P6"/>
      <text:p text:style-name="P6"/>
      <text:p text:style-name="P6"/>
      <text:p text:style-name="P8">Skraphaug(ikke lese):</text:p>
      <text:p text:style-name="P6"><text:soft-page-break/></text:p>
      <text:p text:style-name="P6">Argumentene om at potensialet til X ikke gir rettighetene til X kan også vanskeligstilles. Singer mener at fosteret ikke kan behandles anderledes enn et ikke-menneskelig dyr pga potensialet til å bli en person. Man kan argumentere foster nå har noe iboende som gjør at det vil kunne bli en person. Hva enn som gir de voksene selvbestemmelse, så har også fosteret det, bare i mindre grad. Dette er et aktivt potensial: Fosteret har ikke noe valg, det vil utvikle seg til en person. Singers innvending med at det samme gjelder for prevensjon faller igjennom, siden sperm og eggceller bare har passivt potensial til å bli en person: Det må noe utenomlignede til for at dette skal skje. Derfor forsvinner Singers to hovedinnvendinger: Fosteret har noe i seg som gjør det til noe mer enn dyrene, og prevensjon ødelegger ikke et potensial på samme måte som abort. </text:p>
      <text:p text:style-name="P6"/>
      <text:p text:style-name="P6">Vi har sett over at selvbevissthet som skille mellom et foster og en person ikke er så skarp som vi helst vil ha det til å være. Men vi kan også bruke Singer til å argumentere mot dette skillet. I <text:s/><text:span text:style-name="T4">Alle dyr er likeverdige </text:span><text:span text:style-name="T31">(ref) </text:span>mener Singer at det ikke burde være på grunnlaget av noen ferdighet at verdien til noe bedømmes. Et spedbarn, og tildels foster, reagere på stimuli og har en preferanse for ikke å oppleve det. Spedbarnet vil ikke kunne artikulere et høyere ønske om ikke å dø, som en voksen person vil kunne. Men det vil heller ikke en fisk eller en kanin gjøre. Så ved å bedømme livsretten til fosteret og spedbarnet <text:s/>utifra den evne til å ha denne preferansen, så bryters Singers krav til likeverdprinsippet. Dette er først og fremst et problem om man godtar Singers argumenter mot drap av dyr.</text:p>
      <text:p text:style-name="P6"/>
      <text:p text:style-name="P18"/>
      <text:p text:style-name="P19"/>
      <text:p text:style-name="P19"/>
      <text:p text:style-name="P19"/>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OpenSymbol" svg:font-family="OpenSymbol"/>
    <style:font-face style:name="arial" svg:font-family="arial, sans-serif"/>
    <style:font-face style:name="Times New Roman1" svg:font-family="'Times New Roman'" style:font-family-generic="roman"/>
    <style:font-face style:name="Arial3"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fo:font-variant="normal" fo:text-transform="none" fo:color="#444444" style:font-name="Arial1" fo:font-size="10.5pt" fo:letter-spacing="normal" fo:font-style="normal" fo:font-weight="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emesteroppgave Exphil 03 <text:tab/><text:tab/>Kandidatnr: <text:span text:style-name="MT1">142391</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Heinesen</meta:initial-creator>
    <meta:creation-date>2018-05-01T17:04:09.59</meta:creation-date>
    <meta:generator>OpenOffice/4.1.3$Win32 OpenOffice.org_project/413m1$Build-9783</meta:generator>
    <dc:date>2018-05-02T19:17:48</dc:date>
    <dc:creator>Daniel Heinesen</dc:creator>
    <meta:editing-duration>P1DT2H12M58S</meta:editing-duration>
    <meta:editing-cycles>81</meta:editing-cycles>
    <meta:document-statistic meta:table-count="0" meta:image-count="0" meta:object-count="0" meta:page-count="4" meta:paragraph-count="33" meta:word-count="1829" meta:character-count="10888"/>
  </office:meta>
</office:document-meta>
</file>